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list-style-name="">
      <style:text-properties officeooo:rsid="00012ad6" officeooo:paragraph-rsid="00012ad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
      <style:text-properties officeooo:rsid="00012ad6" officeooo:paragraph-rsid="00012ad6"/>
    </style:style>
    <style:style style:name="P5" style:family="paragraph" style:parent-style-name="Heading_20_1">
      <style:paragraph-properties fo:line-height="150%" fo:break-before="page"/>
    </style:style>
    <style:style style:name="P6" style:family="paragraph" style:parent-style-name="Heading_20_2">
      <style:paragraph-properties fo:line-height="150%"/>
    </style:style>
    <style:style style:name="P7" style:family="paragraph" style:parent-style-name="Text_20_body">
      <style:paragraph-properties fo:line-height="150%"/>
      <style:text-properties officeooo:rsid="00012ad6" officeooo:paragraph-rsid="00012ad6"/>
    </style:style>
    <style:style style:name="P8" style:family="paragraph" style:parent-style-name="Text_20_body">
      <style:paragraph-properties fo:line-height="150%"/>
      <style:text-properties officeooo:rsid="000b4550" officeooo:paragraph-rsid="000b4550"/>
    </style:style>
    <style:style style:name="P9" style:family="paragraph" style:parent-style-name="Text_20_body">
      <style:paragraph-properties fo:line-height="150%"/>
      <style:text-properties officeooo:rsid="000cb8a0" officeooo:paragraph-rsid="000cb8a0"/>
    </style:style>
    <style:style style:name="P10" style:family="paragraph" style:parent-style-name="Heading_20_1">
      <style:paragraph-properties fo:break-before="page"/>
    </style:style>
    <style:style style:name="P11" style:family="paragraph" style:parent-style-name="Heading_20_2">
      <style:paragraph-properties fo:line-height="150%"/>
      <style:text-properties officeooo:paragraph-rsid="000e2d82"/>
    </style:style>
    <style:style style:name="P12" style:family="paragraph" style:parent-style-name="Heading_20_2">
      <style:text-properties officeooo:paragraph-rsid="000e2d82"/>
    </style:style>
    <style:style style:name="T1" style:family="text">
      <style:text-properties fo:font-variant="normal" fo:text-transform="none" style:text-position="0% 100%" fo:font-style="italic" style:text-underline-style="none" fo:font-weight="normal" style:font-style-asian="italic"/>
    </style:style>
    <style:style style:name="T2" style:family="text">
      <style:text-properties fo:font-variant="normal" fo:text-transform="none" style:text-position="0% 100%" style:text-underline-style="none" fo:font-weight="normal"/>
    </style:style>
    <style:style style:name="T3" style:family="text">
      <style:text-properties fo:font-variant="normal" fo:text-transform="none" style:text-position="0% 100%" fo:font-style="normal" style:text-underline-style="none" fo:font-weight="normal"/>
    </style:style>
    <style:style style:name="T4" style:family="text">
      <style:text-properties fo:color="#780373" loext:opacity="100%" officeooo:rsid="000d5617"/>
    </style:style>
    <style:style style:name="T5" style:family="text">
      <style:text-properties fo:color="#780373" loext:opacity="100%" officeooo:rsid="000cb8a0"/>
    </style:style>
    <style:style style:name="T6" style:family="text">
      <style:text-properties officeooo:rsid="000cb8a0"/>
    </style:style>
    <style:style style:name="T7" style:family="text">
      <style:text-properties officeooo:rsid="000307f0"/>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weight="bold" style:font-weight-asian="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31_2989795679"/>Inhaltsverzeichnis <text:bookmark-end text:name="__RefHeading___Toc1031_29897956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31_2989795679" text:style-name="Index_20_Link" text:visited-style-name="Index_20_Link">Inhaltsverzeichnis<text:tab/>1</text:a></text:p>
          <text:p text:style-name="P2"><text:a xlink:type="simple" xlink:href="#__RefHeading___Toc1033_2989795679" text:style-name="Index_20_Link" text:visited-style-name="Index_20_Link">Bsp Zitationen<text:tab/>2</text:a></text:p>
          <text:p text:style-name="P3"><text:a xlink:type="simple" xlink:href="#__RefHeading___Toc1035_2989795679" text:style-name="Index_20_Link" text:visited-style-name="Index_20_Link">A. Monographien<text:tab/>2</text:a></text:p>
          <text:p text:style-name="P3"><text:a xlink:type="simple" xlink:href="#__RefHeading___Toc1037_2989795679" text:style-name="Index_20_Link" text:visited-style-name="Index_20_Link">B. Zeitschriften<text:tab/>2</text:a></text:p>
          <text:p text:style-name="P3"><text:a xlink:type="simple" xlink:href="#__RefHeading___Toc1039_2989795679" text:style-name="Index_20_Link" text:visited-style-name="Index_20_Link">C. Beiträge in Sammelwerken<text:tab/>2</text:a></text:p>
          <text:p text:style-name="P3"><text:a xlink:type="simple" xlink:href="#__RefHeading___Toc1041_2989795679" text:style-name="Index_20_Link" text:visited-style-name="Index_20_Link">D. Kommentare<text:tab/>2</text:a></text:p>
          <text:p text:style-name="P3"><text:a xlink:type="simple" xlink:href="#__RefHeading___Toc1043_2989795679" text:style-name="Index_20_Link" text:visited-style-name="Index_20_Link">E. Urteile<text:tab/>2</text:a></text:p>
          <text:p text:style-name="P3"><text:a xlink:type="simple" xlink:href="#__RefHeading___Toc1045_2989795679" text:style-name="Index_20_Link" text:visited-style-name="Index_20_Link">F. Webseiten<text:tab/>2</text:a></text:p>
          <text:p text:style-name="P2"><text:a xlink:type="simple" xlink:href="#__RefHeading___Toc1047_2989795679" text:style-name="Index_20_Link" text:visited-style-name="Index_20_Link">Literaturvezeichnis<text:tab/>4</text:a></text:p>
          <text:p text:style-name="P2"><text:a xlink:type="simple" xlink:href="#__RefHeading___Toc1049_2989795679" text:style-name="Index_20_Link" text:visited-style-name="Index_20_Link">Erläuterung<text:tab/>5</text:a></text:p>
        </text:index-body>
      </text:table-of-content>
      <text:h text:style-name="P4" text:outline-level="1"/>
      <text:list text:style-name="Outline">
        <text:list-item>
          <text:h text:style-name="P5" text:outline-level="1"><text:bookmark-start text:name="__RefHeading___Toc1033_2989795679"/>Bsp Zitationen<text:bookmark-end text:name="__RefHeading___Toc1033_2989795679"/></text:h>
          <text:list>
            <text:list-item>
              <text:h text:style-name="P6" text:outline-level="2"><text:bookmark-start text:name="__RefHeading___Toc1035_2989795679"/>Monographien<text:bookmark-end text:name="__RefHeading___Toc1035_2989795679"/></text:h>
            </text:list-item>
          </text:list>
        </text:list-item>
      </text:list>
      <text:p text:style-name="P7">Buch<text:note text:id="ftn0" text:note-class="footnote"><text:note-citation>1</text:note-citation><text:note-body><text:p text:style-name="Footnote"><text:reference-mark-start text:name="ZOTERO_ITEM CSL_CITATION {&quot;citationID&quot;:&quot;TxBX4I3J&quot;,&quot;properties&quot;:{&quot;formattedCitation&quot;:&quot;{\\i{}{\\i{}Rengier}}, Strafrecht Allgemeiner Teil, \\uc0\\u167{} 17 Rn. 4.&quot;,&quot;plainCitation&quot;:&quot;Rengier, Strafrecht Allgemeiner Teil, § 17 Rn. 4.&quot;,&quot;noteIndex&quot;:1},&quot;citationItems&quot;:[{&quot;id&quot;:457,&quot;uris&quot;:[&quot;http://zotero.org/users/local/dAmgcOWk/items/224XBXWZ&quot;],&quot;itemData&quot;:{&quot;id&quot;:457,&quot;type&quot;:&quot;book&quot;,&quot;edition&quot;:&quot;16., neu bearbeitete Auflage&quot;,&quot;event-place&quot;:&quot;München&quot;,&quot;ISBN&quot;:&quot;978-3-406-81731-1&quot;,&quot;number-of-pages&quot;:&quot;1 Online-Ressource&quot;,&quot;publisher&quot;:&quot;C.H.Beck&quot;,&quot;publisher-place&quot;:&quot;München&quot;,&quot;source&quot;:&quot;COinS&quot;,&quot;title&quot;:&quot;Strafrecht Allgemeiner Teil&quot;,&quot;author&quot;:[{&quot;family&quot;:&quot;Rengier&quot;,&quot;given&quot;:&quot;Rudolf&quot;}],&quot;issued&quot;:{&quot;date-parts&quot;:[[&quot;2024&quot;]]}},&quot;suffix&quot;:&quot;§ 17 Rn. 4&quot;}],&quot;schema&quot;:&quot;https://github.com/citation-style-language/schema/raw/master/csl-citation.json&quot;} RNDG4LfiHiiA7"/><text:span text:style-name="T1">Rengier</text:span><text:span text:style-name="T2">, Strafrecht Allgemeiner Teil, § 17 Rn. 4.</text:span><text:reference-mark-end text:name="ZOTERO_ITEM CSL_CITATION {&quot;citationID&quot;:&quot;TxBX4I3J&quot;,&quot;properties&quot;:{&quot;formattedCitation&quot;:&quot;{\\i{}{\\i{}Rengier}}, Strafrecht Allgemeiner Teil, \\uc0\\u167{} 17 Rn. 4.&quot;,&quot;plainCitation&quot;:&quot;Rengier, Strafrecht Allgemeiner Teil, § 17 Rn. 4.&quot;,&quot;noteIndex&quot;:1},&quot;citationItems&quot;:[{&quot;id&quot;:457,&quot;uris&quot;:[&quot;http://zotero.org/users/local/dAmgcOWk/items/224XBXWZ&quot;],&quot;itemData&quot;:{&quot;id&quot;:457,&quot;type&quot;:&quot;book&quot;,&quot;edition&quot;:&quot;16., neu bearbeitete Auflage&quot;,&quot;event-place&quot;:&quot;München&quot;,&quot;ISBN&quot;:&quot;978-3-406-81731-1&quot;,&quot;number-of-pages&quot;:&quot;1 Online-Ressource&quot;,&quot;publisher&quot;:&quot;C.H.Beck&quot;,&quot;publisher-place&quot;:&quot;München&quot;,&quot;source&quot;:&quot;COinS&quot;,&quot;title&quot;:&quot;Strafrecht Allgemeiner Teil&quot;,&quot;author&quot;:[{&quot;family&quot;:&quot;Rengier&quot;,&quot;given&quot;:&quot;Rudolf&quot;}],&quot;issued&quot;:{&quot;date-parts&quot;:[[&quot;2024&quot;]]}},&quot;suffix&quot;:&quot;§ 17 Rn. 4&quot;}],&quot;schema&quot;:&quot;https://github.com/citation-style-language/schema/raw/master/csl-citation.json&quot;} RNDG4LfiHiiA7"/></text:p></text:note-body></text:note></text:p>
      <text:p text:style-name="P7">Buch folgend<text:note text:id="ftn1" text:note-class="footnote"><text:note-citation>2</text:note-citation><text:note-body><text:p text:style-name="Footnote"><text:reference-mark-start text:name="ZOTERO_ITEM CSL_CITATION {&quot;citationID&quot;:&quot;5C3642Wj&quot;,&quot;properties&quot;:{&quot;formattedCitation&quot;:&quot;{\\i{}{\\i{}Rengier}}, Strafrecht Allgemeiner Teil, \\uc0\\u167{} 17 Rn. 4; {\\i{}{\\i{}Beulke}/{\\i{}Satzger}/{\\i{}Wessels}}, Strafrecht Allgemeiner Teil, \\uc0\\u167{} 13 Rn. 1.&quot;,&quot;plainCitation&quot;:&quot;Rengier, Strafrecht Allgemeiner Teil, § 17 Rn. 4; Beulke/Satzger/Wessels, Strafrecht Allgemeiner Teil, § 13 Rn. 1.&quot;,&quot;noteIndex&quot;:2},&quot;citationItems&quot;:[{&quot;id&quot;:457,&quot;uris&quot;:[&quot;http://zotero.org/users/local/dAmgcOWk/items/224XBXWZ&quot;],&quot;itemData&quot;:{&quot;id&quot;:457,&quot;type&quot;:&quot;book&quot;,&quot;edition&quot;:&quot;16., neu bearbeitete Auflage&quot;,&quot;event-place&quot;:&quot;München&quot;,&quot;ISBN&quot;:&quot;978-3-406-81731-1&quot;,&quot;number-of-pages&quot;:&quot;1 Online-Ressource&quot;,&quot;publisher&quot;:&quot;C.H.Beck&quot;,&quot;publisher-place&quot;:&quot;München&quot;,&quot;source&quot;:&quot;COinS&quot;,&quot;title&quot;:&quot;Strafrecht Allgemeiner Teil&quot;,&quot;author&quot;:[{&quot;family&quot;:&quot;Rengier&quot;,&quot;given&quot;:&quot;Rudolf&quot;}],&quot;issued&quot;:{&quot;date-parts&quot;:[[&quot;2024&quot;]]}},&quot;label&quot;:&quot;page&quot;,&quot;suffix&quot;:&quot;§ 17 Rn. 4&quot;},{&quot;id&quot;:433,&quot;uris&quot;:[&quot;http://zotero.org/users/local/dAmgcOWk/items/7X7PF945&quot;],&quot;itemData&quot;:{&quot;id&quot;:433,&quot;type&quot;:&quot;book&quot;,&quot;collection-title&quot;:&quot;Schwerpunkte Pflichtfach&quot;,&quot;edition&quot;:&quot;52., neu bearbeitete Auflage&quot;,&quot;event-place&quot;:&quot;Heidelberg&quot;,&quot;ISBN&quot;:&quot;978-3-8114-5925-0&quot;,&quot;language&quot;:&quot;ger&quot;,&quot;number-of-pages&quot;:&quot;1&quot;,&quot;publisher&quot;:&quot;C.F. Müller&quot;,&quot;publisher-place&quot;:&quot;Heidelberg&quot;,&quot;source&quot;:&quot;K10plus ISBN&quot;,&quot;title&quot;:&quot;Strafrecht Allgemeiner Teil: die Straftat und ihr Aufbau: Lehrbuch &amp; Entscheidungen&quot;,&quot;title-short&quot;:&quot;Strafrecht Allgemeiner Teil&quot;,&quot;author&quot;:[{&quot;family&quot;:&quot;Beulke&quot;,&quot;given&quot;:&quot;Werner&quot;},{&quot;family&quot;:&quot;Satzger&quot;,&quot;given&quot;:&quot;Helmut&quot;},{&quot;family&quot;:&quot;Wessels&quot;,&quot;given&quot;:&quot;Johannes&quot;}],&quot;issued&quot;:{&quot;date-parts&quot;:[[&quot;2022&quot;]]}},&quot;label&quot;:&quot;page&quot;,&quot;suffix&quot;:&quot;§ 13 Rn. 1&quot;}],&quot;schema&quot;:&quot;https://github.com/citation-style-language/schema/raw/master/csl-citation.json&quot;} RND1z62CkWZJK"/><text:span text:style-name="T1">Rengier</text:span><text:span text:style-name="T2">, Strafrecht Allgemeiner Teil, § 17 Rn. 4; </text:span><text:span text:style-name="T1">Beulke/Satzger/Wessels</text:span><text:span text:style-name="T2">, Strafrecht Allgemeiner Teil, § 13 Rn. 1.</text:span><text:reference-mark-end text:name="ZOTERO_ITEM CSL_CITATION {&quot;citationID&quot;:&quot;5C3642Wj&quot;,&quot;properties&quot;:{&quot;formattedCitation&quot;:&quot;{\\i{}{\\i{}Rengier}}, Strafrecht Allgemeiner Teil, \\uc0\\u167{} 17 Rn. 4; {\\i{}{\\i{}Beulke}/{\\i{}Satzger}/{\\i{}Wessels}}, Strafrecht Allgemeiner Teil, \\uc0\\u167{} 13 Rn. 1.&quot;,&quot;plainCitation&quot;:&quot;Rengier, Strafrecht Allgemeiner Teil, § 17 Rn. 4; Beulke/Satzger/Wessels, Strafrecht Allgemeiner Teil, § 13 Rn. 1.&quot;,&quot;noteIndex&quot;:2},&quot;citationItems&quot;:[{&quot;id&quot;:457,&quot;uris&quot;:[&quot;http://zotero.org/users/local/dAmgcOWk/items/224XBXWZ&quot;],&quot;itemData&quot;:{&quot;id&quot;:457,&quot;type&quot;:&quot;book&quot;,&quot;edition&quot;:&quot;16., neu bearbeitete Auflage&quot;,&quot;event-place&quot;:&quot;München&quot;,&quot;ISBN&quot;:&quot;978-3-406-81731-1&quot;,&quot;number-of-pages&quot;:&quot;1 Online-Ressource&quot;,&quot;publisher&quot;:&quot;C.H.Beck&quot;,&quot;publisher-place&quot;:&quot;München&quot;,&quot;source&quot;:&quot;COinS&quot;,&quot;title&quot;:&quot;Strafrecht Allgemeiner Teil&quot;,&quot;author&quot;:[{&quot;family&quot;:&quot;Rengier&quot;,&quot;given&quot;:&quot;Rudolf&quot;}],&quot;issued&quot;:{&quot;date-parts&quot;:[[&quot;2024&quot;]]}},&quot;label&quot;:&quot;page&quot;,&quot;suffix&quot;:&quot;§ 17 Rn. 4&quot;},{&quot;id&quot;:433,&quot;uris&quot;:[&quot;http://zotero.org/users/local/dAmgcOWk/items/7X7PF945&quot;],&quot;itemData&quot;:{&quot;id&quot;:433,&quot;type&quot;:&quot;book&quot;,&quot;collection-title&quot;:&quot;Schwerpunkte Pflichtfach&quot;,&quot;edition&quot;:&quot;52., neu bearbeitete Auflage&quot;,&quot;event-place&quot;:&quot;Heidelberg&quot;,&quot;ISBN&quot;:&quot;978-3-8114-5925-0&quot;,&quot;language&quot;:&quot;ger&quot;,&quot;number-of-pages&quot;:&quot;1&quot;,&quot;publisher&quot;:&quot;C.F. Müller&quot;,&quot;publisher-place&quot;:&quot;Heidelberg&quot;,&quot;source&quot;:&quot;K10plus ISBN&quot;,&quot;title&quot;:&quot;Strafrecht Allgemeiner Teil: die Straftat und ihr Aufbau: Lehrbuch &amp; Entscheidungen&quot;,&quot;title-short&quot;:&quot;Strafrecht Allgemeiner Teil&quot;,&quot;author&quot;:[{&quot;family&quot;:&quot;Beulke&quot;,&quot;given&quot;:&quot;Werner&quot;},{&quot;family&quot;:&quot;Satzger&quot;,&quot;given&quot;:&quot;Helmut&quot;},{&quot;family&quot;:&quot;Wessels&quot;,&quot;given&quot;:&quot;Johannes&quot;}],&quot;issued&quot;:{&quot;date-parts&quot;:[[&quot;2022&quot;]]}},&quot;label&quot;:&quot;page&quot;,&quot;suffix&quot;:&quot;§ 13 Rn. 1&quot;}],&quot;schema&quot;:&quot;https://github.com/citation-style-language/schema/raw/master/csl-citation.json&quot;} RND1z62CkWZJK"/></text:p></text:note-body></text:note></text:p>
      <text:p text:style-name="P7">Buch ohne Verfasser (sollte in der Regel nicht vorkommen…)<text:note text:id="ftn2" text:note-class="footnote"><text:note-citation>3</text:note-citation><text:note-body><text:p text:style-name="Footnote"><text:reference-mark-start text:name="ZOTERO_ITEM CSL_CITATION {&quot;citationID&quot;:&quot;13iWbCrF&quot;,&quot;properties&quot;:{&quot;formattedCitation&quot;:&quot;O. V., Imagin\\uc0\\u228{}es Buch, \\uc0\\u167{} 100 Rn. 101.&quot;,&quot;plainCitation&quot;:&quot;O. V., Imaginäes Buch, § 100 Rn. 101.&quot;,&quot;noteIndex&quot;:3},&quot;citationItems&quot;:[{&quot;id&quot;:459,&quot;uris&quot;:[&quot;http://zotero.org/users/local/dAmgcOWk/items/3TSB9WQX&quot;],&quot;itemData&quot;:{&quot;id&quot;:459,&quot;type&quot;:&quot;book&quot;,&quot;edition&quot;:&quot;16., neu bearbeitete Auflage&quot;,&quot;event-place&quot;:&quot;München&quot;,&quot;publisher&quot;:&quot;C.H.Beck&quot;,&quot;publisher-place&quot;:&quot;München&quot;,&quot;title&quot;:&quot;Imaginäes Buch&quot;,&quot;issued&quot;:{&quot;date-parts&quot;:[[&quot;2081&quot;]]}},&quot;suffix&quot;:&quot;§ 100 Rn. 101&quot;}],&quot;schema&quot;:&quot;https://github.com/citation-style-language/schema/raw/master/csl-citation.json&quot;} RNDjuJr3juTbQ"/><text:span text:style-name="T3">O. V., Imaginäes Buch, § 100 Rn. 101.</text:span><text:reference-mark-end text:name="ZOTERO_ITEM CSL_CITATION {&quot;citationID&quot;:&quot;13iWbCrF&quot;,&quot;properties&quot;:{&quot;formattedCitation&quot;:&quot;O. V., Imagin\\uc0\\u228{}es Buch, \\uc0\\u167{} 100 Rn. 101.&quot;,&quot;plainCitation&quot;:&quot;O. V., Imaginäes Buch, § 100 Rn. 101.&quot;,&quot;noteIndex&quot;:3},&quot;citationItems&quot;:[{&quot;id&quot;:459,&quot;uris&quot;:[&quot;http://zotero.org/users/local/dAmgcOWk/items/3TSB9WQX&quot;],&quot;itemData&quot;:{&quot;id&quot;:459,&quot;type&quot;:&quot;book&quot;,&quot;edition&quot;:&quot;16., neu bearbeitete Auflage&quot;,&quot;event-place&quot;:&quot;München&quot;,&quot;publisher&quot;:&quot;C.H.Beck&quot;,&quot;publisher-place&quot;:&quot;München&quot;,&quot;title&quot;:&quot;Imaginäes Buch&quot;,&quot;issued&quot;:{&quot;date-parts&quot;:[[&quot;2081&quot;]]}},&quot;suffix&quot;:&quot;§ 100 Rn. 101&quot;}],&quot;schema&quot;:&quot;https://github.com/citation-style-language/schema/raw/master/csl-citation.json&quot;} RNDjuJr3juTbQ"/></text:p></text:note-body></text:note></text:p>
      <text:p text:style-name="P7"/>
      <text:list text:continue-numbering="true" text:style-name="Outline">
        <text:list-item>
          <text:list>
            <text:list-item>
              <text:h text:style-name="P6" text:outline-level="2"><text:bookmark-start text:name="__RefHeading___Toc1037_2989795679"/>Zeitschriften <text:bookmark-end text:name="__RefHeading___Toc1037_2989795679"/></text:h>
            </text:list-item>
          </text:list>
        </text:list-item>
      </text:list>
      <text:p text:style-name="P7">Zeitschriftenbeitrag<text:note text:id="ftn5" text:note-class="footnote"><text:note-citation>4</text:note-citation><text:note-body><text:p text:style-name="Footnote"><text:reference-mark-start text:name="ZOTERO_ITEM CSL_CITATION {&quot;citationID&quot;:&quot;vu1imJMw&quot;,&quot;properties&quot;:{&quot;formattedCitation&quot;:&quot;{\\i{}{\\i{}Spitzlei}/{\\i{}Schneider}}, JA 2019, 9 (18).&quot;,&quot;plainCitation&quot;:&quot;Spitzlei/Schneider, JA 2019, 9 (18).&quot;,&quot;noteIndex&quot;:4},&quot;citationItems&quot;:[{&quot;id&quot;:455,&quot;uris&quot;:[&quot;http://zotero.org/users/local/dAmgcOWk/items/3H488DJR&quot;],&quot;itemData&quot;:{&quot;id&quot;:455,&quot;type&quot;:&quot;article-journal&quot;,&quot;abstract&quot;:&quot;Obwohl die Europäische Menschenrechtskonvention (EMRK) in Deutschland im Rang eines einfachen Bundesgesetzes steht, findet sie bei der Auslegung anderer Bundesgesetze und des Grundgesetzes (GG) Berücksichtigung. Der Beitrag beleuchtet, wie dieser scheinbare Widerspruch zwischen Rangstellung und Bedeutung methodisch zu erklären ist und wie diesen Besonderheiten in der juristischen Fallbearbeitung Rechnung getragen werden kann. Dass die Heranziehung der EMRK mitunter von zentraler Bedeutung für die rechtliche Würdigung sein kann, veranschaulicht die jüngste Rechtsprechung des BVerfG zu einem möglichen Beamtenstreikrecht. Nicht zuletzt deswegen ist davon auszugehen, dass die Prüfungsrelevanz der EMRK künftig eher zu- als abnehmen wird.&quot;,&quot;container-title&quot;:&quot;Juristische Arbeitsblätter&quot;,&quot;issue&quot;:&quot;1&quot;,&quot;journalAbbreviation&quot;:&quot;JA&quot;,&quot;page&quot;:&quot;9-15&quot;,&quot;source&quot;:&quot;beck-online&quot;,&quot;title&quot;:&quot;Die Heranziehung der EMRK in der juristischen Fallbearbeitung nach dem Vorbild der Rechtsprechung – dargestellt am Beispiel der Rechtsprechung zum Beamtenstreikrecht&quot;,&quot;author&quot;:[{&quot;family&quot;:&quot;Spitzlei&quot;,&quot;given&quot;:&quot;Thomas&quot;},{&quot;family&quot;:&quot;Schneider&quot;,&quot;given&quot;:&quot;Dipl-Jur Alexander&quot;}],&quot;issued&quot;:{&quot;date-parts&quot;:[[&quot;2019&quot;]]}},&quot;suffix&quot;:&quot;(18)&quot;}],&quot;schema&quot;:&quot;https://github.com/citation-style-language/schema/raw/master/csl-citation.json&quot;} RNDEqqJYvSeJs"/><text:span text:style-name="T1">Spitzlei/Schneider</text:span><text:span text:style-name="T2">, JA 2019, 9 (18).</text:span><text:reference-mark-end text:name="ZOTERO_ITEM CSL_CITATION {&quot;citationID&quot;:&quot;vu1imJMw&quot;,&quot;properties&quot;:{&quot;formattedCitation&quot;:&quot;{\\i{}{\\i{}Spitzlei}/{\\i{}Schneider}}, JA 2019, 9 (18).&quot;,&quot;plainCitation&quot;:&quot;Spitzlei/Schneider, JA 2019, 9 (18).&quot;,&quot;noteIndex&quot;:4},&quot;citationItems&quot;:[{&quot;id&quot;:455,&quot;uris&quot;:[&quot;http://zotero.org/users/local/dAmgcOWk/items/3H488DJR&quot;],&quot;itemData&quot;:{&quot;id&quot;:455,&quot;type&quot;:&quot;article-journal&quot;,&quot;abstract&quot;:&quot;Obwohl die Europäische Menschenrechtskonvention (EMRK) in Deutschland im Rang eines einfachen Bundesgesetzes steht, findet sie bei der Auslegung anderer Bundesgesetze und des Grundgesetzes (GG) Berücksichtigung. Der Beitrag beleuchtet, wie dieser scheinbare Widerspruch zwischen Rangstellung und Bedeutung methodisch zu erklären ist und wie diesen Besonderheiten in der juristischen Fallbearbeitung Rechnung getragen werden kann. Dass die Heranziehung der EMRK mitunter von zentraler Bedeutung für die rechtliche Würdigung sein kann, veranschaulicht die jüngste Rechtsprechung des BVerfG zu einem möglichen Beamtenstreikrecht. Nicht zuletzt deswegen ist davon auszugehen, dass die Prüfungsrelevanz der EMRK künftig eher zu- als abnehmen wird.&quot;,&quot;container-title&quot;:&quot;Juristische Arbeitsblätter&quot;,&quot;issue&quot;:&quot;1&quot;,&quot;journalAbbreviation&quot;:&quot;JA&quot;,&quot;page&quot;:&quot;9-15&quot;,&quot;source&quot;:&quot;beck-online&quot;,&quot;title&quot;:&quot;Die Heranziehung der EMRK in der juristischen Fallbearbeitung nach dem Vorbild der Rechtsprechung – dargestellt am Beispiel der Rechtsprechung zum Beamtenstreikrecht&quot;,&quot;author&quot;:[{&quot;family&quot;:&quot;Spitzlei&quot;,&quot;given&quot;:&quot;Thomas&quot;},{&quot;family&quot;:&quot;Schneider&quot;,&quot;given&quot;:&quot;Dipl-Jur Alexander&quot;}],&quot;issued&quot;:{&quot;date-parts&quot;:[[&quot;2019&quot;]]}},&quot;suffix&quot;:&quot;(18)&quot;}],&quot;schema&quot;:&quot;https://github.com/citation-style-language/schema/raw/master/csl-citation.json&quot;} RNDEqqJYvSeJs"/></text:p></text:note-body></text:note> <text:span text:style-name="T4">Gott Hier Lücken Hübsch machen </text:span></text:p>
      <text:p text:style-name="P7">Zeitschriftenbeitrag folgend mit Randnummer (kommt selten vor) <text:span text:style-name="T5">Hier fehlt auch Optionen</text:span></text:p>
      <text:p text:style-name="P7">Zeitschriftenbeitrag mit Band </text:p>
      <text:list text:continue-numbering="true" text:style-name="Outline">
        <text:list-item>
          <text:list>
            <text:list-item>
              <text:h text:style-name="P6" text:outline-level="2"><text:bookmark-start text:name="__RefHeading___Toc1039_2989795679"/>Beiträge in Sammelwerken<text:bookmark-end text:name="__RefHeading___Toc1039_2989795679"/></text:h>
            </text:list-item>
          </text:list>
        </text:list-item>
      </text:list>
      <text:p text:style-name="P7">Festschrift</text:p>
      <text:p text:style-name="P7">Festschrift folgend mit Randnummer</text:p>
      <text:list text:continue-numbering="true" text:style-name="Outline">
        <text:list-item>
          <text:list>
            <text:list-item>
              <text:h text:style-name="P6" text:outline-level="2"><text:bookmark-start text:name="__RefHeading___Toc1041_2989795679"/>Kommentare<text:bookmark-end text:name="__RefHeading___Toc1041_2989795679"/></text:h>
            </text:list-item>
          </text:list>
        </text:list-item>
      </text:list>
      <text:p text:style-name="P8"><text:span text:style-name="T6">Gesamtwerk</text:span><text:note text:id="ftn6" text:note-class="footnote"><text:note-citation>5</text:note-citation><text:note-body><text:p text:style-name="Footnote"><text:reference-mark-start text:name="ZOTERO_ITEM CSL_CITATION {&quot;citationID&quot;:&quot;zrYdRaNH&quot;,&quot;properties&quot;:{&quot;formattedCitation&quot;:&quot;G\\uc0\\u252{}neberg,.&quot;,&quot;plainCitation&quot;:&quot;Güneberg,.&quot;,&quot;noteIndex&quot;:5},&quot;citationItems&quot;:[{&quot;id&quot;:452,&quot;uris&quot;:[&quot;http://zotero.org/users/local/dAmgcOWk/items/2A8PLIWH&quot;],&quot;itemData&quot;:{&quot;id&quot;:452,&quot;type&quot;:&quot;entry-encyclopedia&quot;,&quot;collection-number&quot;:&quot;Band 7&quot;,&quot;collection-title&quot;:&quot;Beck'sche Kurz-Kommentare&quot;,&quot;container-title&quot;:&quot;Güneberg&quot;,&quot;edition&quot;:&quot;83., neubearbeitete Auflage&quot;,&quot;event-place&quot;:&quot;München&quot;,&quot;ISBN&quot;:&quot;978-3-406-80470-0&quot;,&quot;language&quot;:&quot;ger&quot;,&quot;publisher&quot;:&quot;C.H. Beck&quot;,&quot;publisher-place&quot;:&quot;München&quot;,&quot;source&quot;:&quot;K10plus ISBN&quot;,&quot;title&quot;:&quot;Bürgerliches Gesetzbuch: mit Nebengesetzen: insbesondere mit Einführungsgesetz (Auszug) einschließlich Rom I-, Rom II- und Rom III-Verordnungen sowie EU-Güterrechtsverordnungen, Haager Unterhaltsprotokoll und EU-Erbrechtsverordnung, Allgemeines Gleichbehandlungsgesetz (Auszug), Wohn- und Betreuungsvertragsgesetz (GrünHome), Unterlassungsklagengesetz (GrünHome), Produkthaftungsgesetz, Erbbaurechtsgesetz, Wohnungseigentumsgesetz, Versorgungsausgleichsgesetz, Lebenspartnerschaftsgesetz (GrünHome), Gewaltschutzgesetz&quot;,&quot;title-short&quot;:&quot;Bürgerliches Gesetzbuch&quot;,&quot;author&quot;:[{&quot;family&quot;:&quot;Grüneberg&quot;,&quot;given&quot;:&quot;Christian&quot;},{&quot;family&quot;:&quot;Ellenberger&quot;,&quot;given&quot;:&quot;Jürgen&quot;},{&quot;family&quot;:&quot;Götz&quot;,&quot;given&quot;:&quot;Isabell&quot;},{&quot;family&quot;:&quot;Herrler&quot;,&quot;given&quot;:&quot;Sebastian&quot;},{&quot;family&quot;:&quot;Pückler&quot;,&quot;given&quot;:&quot;Renata&quot;,&quot;dropping-particle&quot;:&quot;von&quot;},{&quot;family&quot;:&quot;Retzlaff&quot;,&quot;given&quot;:&quot;Björn&quot;},{&quot;family&quot;:&quot;Siede&quot;,&quot;given&quot;:&quot;Walther&quot;},{&quot;family&quot;:&quot;Sprau&quot;,&quot;given&quot;:&quot;Hartwig&quot;},{&quot;family&quot;:&quot;Thorn&quot;,&quot;given&quot;:&quot;Karsten&quot;},{&quot;family&quot;:&quot;Weidenkaff&quot;,&quot;given&quot;:&quot;Walter&quot;},{&quot;family&quot;:&quot;Weidlich&quot;,&quot;given&quot;:&quot;Dietmar&quot;},{&quot;family&quot;:&quot;Wicke&quot;,&quot;given&quot;:&quot;Hartmut&quot;}],&quot;issued&quot;:{&quot;date-parts&quot;:[[&quot;2024&quot;]]}}}],&quot;schema&quot;:&quot;https://github.com/citation-style-language/schema/raw/master/csl-citation.json&quot;} RNDlH82UF0HDO"/><text:span text:style-name="T3">Güneberg,.</text:span><text:reference-mark-end text:name="ZOTERO_ITEM CSL_CITATION {&quot;citationID&quot;:&quot;zrYdRaNH&quot;,&quot;properties&quot;:{&quot;formattedCitation&quot;:&quot;G\\uc0\\u252{}neberg,.&quot;,&quot;plainCitation&quot;:&quot;Güneberg,.&quot;,&quot;noteIndex&quot;:5},&quot;citationItems&quot;:[{&quot;id&quot;:452,&quot;uris&quot;:[&quot;http://zotero.org/users/local/dAmgcOWk/items/2A8PLIWH&quot;],&quot;itemData&quot;:{&quot;id&quot;:452,&quot;type&quot;:&quot;entry-encyclopedia&quot;,&quot;collection-number&quot;:&quot;Band 7&quot;,&quot;collection-title&quot;:&quot;Beck'sche Kurz-Kommentare&quot;,&quot;container-title&quot;:&quot;Güneberg&quot;,&quot;edition&quot;:&quot;83., neubearbeitete Auflage&quot;,&quot;event-place&quot;:&quot;München&quot;,&quot;ISBN&quot;:&quot;978-3-406-80470-0&quot;,&quot;language&quot;:&quot;ger&quot;,&quot;publisher&quot;:&quot;C.H. Beck&quot;,&quot;publisher-place&quot;:&quot;München&quot;,&quot;source&quot;:&quot;K10plus ISBN&quot;,&quot;title&quot;:&quot;Bürgerliches Gesetzbuch: mit Nebengesetzen: insbesondere mit Einführungsgesetz (Auszug) einschließlich Rom I-, Rom II- und Rom III-Verordnungen sowie EU-Güterrechtsverordnungen, Haager Unterhaltsprotokoll und EU-Erbrechtsverordnung, Allgemeines Gleichbehandlungsgesetz (Auszug), Wohn- und Betreuungsvertragsgesetz (GrünHome), Unterlassungsklagengesetz (GrünHome), Produkthaftungsgesetz, Erbbaurechtsgesetz, Wohnungseigentumsgesetz, Versorgungsausgleichsgesetz, Lebenspartnerschaftsgesetz (GrünHome), Gewaltschutzgesetz&quot;,&quot;title-short&quot;:&quot;Bürgerliches Gesetzbuch&quot;,&quot;author&quot;:[{&quot;family&quot;:&quot;Grüneberg&quot;,&quot;given&quot;:&quot;Christian&quot;},{&quot;family&quot;:&quot;Ellenberger&quot;,&quot;given&quot;:&quot;Jürgen&quot;},{&quot;family&quot;:&quot;Götz&quot;,&quot;given&quot;:&quot;Isabell&quot;},{&quot;family&quot;:&quot;Herrler&quot;,&quot;given&quot;:&quot;Sebastian&quot;},{&quot;family&quot;:&quot;Pückler&quot;,&quot;given&quot;:&quot;Renata&quot;,&quot;dropping-particle&quot;:&quot;von&quot;},{&quot;family&quot;:&quot;Retzlaff&quot;,&quot;given&quot;:&quot;Björn&quot;},{&quot;family&quot;:&quot;Siede&quot;,&quot;given&quot;:&quot;Walther&quot;},{&quot;family&quot;:&quot;Sprau&quot;,&quot;given&quot;:&quot;Hartwig&quot;},{&quot;family&quot;:&quot;Thorn&quot;,&quot;given&quot;:&quot;Karsten&quot;},{&quot;family&quot;:&quot;Weidenkaff&quot;,&quot;given&quot;:&quot;Walter&quot;},{&quot;family&quot;:&quot;Weidlich&quot;,&quot;given&quot;:&quot;Dietmar&quot;},{&quot;family&quot;:&quot;Wicke&quot;,&quot;given&quot;:&quot;Hartmut&quot;}],&quot;issued&quot;:{&quot;date-parts&quot;:[[&quot;2024&quot;]]}}}],&quot;schema&quot;:&quot;https://github.com/citation-style-language/schema/raw/master/csl-citation.json&quot;} RNDlH82UF0HDO"/></text:p></text:note-body></text:note> <text:span text:style-name="T5">Achtung auf Band</text:span><text:span text:style-name="T6"> </text:span></text:p>
      <text:p text:style-name="P9">EinzelArtikel aus Kmmeentar </text:p>
      <text:list text:continue-numbering="true" text:style-name="Outline">
        <text:list-item>
          <text:list>
            <text:list-item>
              <text:h text:style-name="Heading_20_2" text:outline-level="2"><text:bookmark-start text:name="__RefHeading___Toc1043_2989795679"/>Urteile<text:bookmark-end text:name="__RefHeading___Toc1043_2989795679"/></text:h>
            </text:list-item>
          </text:list>
        </text:list-item>
      </text:list>
      <text:p text:style-name="Text_20_body">Urteil in amtlicher Sammlung mit Kurzbezeichnung des Falles<text:note text:id="ftn4" text:note-class="footnote"><text:note-citation>6</text:note-citation><text:note-body><text:p text:style-name="Footnote"><text:reference-mark-start text:name="ZOTERO_ITEM CSL_CITATION {&quot;citationID&quot;:&quot;R6UQIyjx&quot;,&quot;properties&quot;:{&quot;formattedCitation&quot;:&quot;BVerfG, 1 BvR 435/68 (174).&quot;,&quot;plainCitation&quot;:&quot;BVerfG, 1 BvR 435/68 (174).&quot;,&quot;noteIndex&quot;:6},&quot;citationItems&quot;:[{&quot;id&quot;:445,&quot;uris&quot;:[&quot;http://zotero.org/users/local/dAmgcOWk/items/J4AI46Z5&quot;],&quot;itemData&quot;:{&quot;id&quot;:445,&quot;type&quot;:&quot;legal_case&quot;,&quot;authority&quot;:&quot;BVerfG&quot;,&quot;note&quot;:&quot;jurisdiction: de\ngenre: Beschl.&quot;,&quot;number&quot;:&quot;1 BvR 435/68&quot;,&quot;title&quot;:&quot;BVerfG, 24.02.1971 - 1 BvR 435/68 - Mephisto&quot;,&quot;title-short&quot;:&quot;Mephisto&quot;,&quot;issued&quot;:{&quot;date-parts&quot;:[[&quot;1971&quot;,2,24]]}},&quot;suffix&quot;:&quot;(174)&quot;}],&quot;schema&quot;:&quot;https://github.com/citation-style-language/schema/raw/master/csl-citation.json&quot;} RNDZ2qHNf7ZXR"/>BVerfG, 1 BvR 435/68 (174).<text:reference-mark-end text:name="ZOTERO_ITEM CSL_CITATION {&quot;citationID&quot;:&quot;R6UQIyjx&quot;,&quot;properties&quot;:{&quot;formattedCitation&quot;:&quot;BVerfG, 1 BvR 435/68 (174).&quot;,&quot;plainCitation&quot;:&quot;BVerfG, 1 BvR 435/68 (174).&quot;,&quot;noteIndex&quot;:6},&quot;citationItems&quot;:[{&quot;id&quot;:445,&quot;uris&quot;:[&quot;http://zotero.org/users/local/dAmgcOWk/items/J4AI46Z5&quot;],&quot;itemData&quot;:{&quot;id&quot;:445,&quot;type&quot;:&quot;legal_case&quot;,&quot;authority&quot;:&quot;BVerfG&quot;,&quot;note&quot;:&quot;jurisdiction: de\ngenre: Beschl.&quot;,&quot;number&quot;:&quot;1 BvR 435/68&quot;,&quot;title&quot;:&quot;BVerfG, 24.02.1971 - 1 BvR 435/68 - Mephisto&quot;,&quot;title-short&quot;:&quot;Mephisto&quot;,&quot;issued&quot;:{&quot;date-parts&quot;:[[&quot;1971&quot;,2,24]]}},&quot;suffix&quot;:&quot;(174)&quot;}],&quot;schema&quot;:&quot;https://github.com/citation-style-language/schema/raw/master/csl-citation.json&quot;} RNDZ2qHNf7ZXR"/></text:p></text:note-body></text:note></text:p>
      <text:p text:style-name="Text_20_body">Urteil in Zeitschrift<text:note text:id="ftn3" text:note-class="footnote"><text:note-citation>7</text:note-citation><text:note-body><text:p text:style-name="Footnote"><text:reference-mark-start text:name="ZOTERO_ITEM CSL_CITATION {&quot;citationID&quot;:&quot;W713zdrU&quot;,&quot;properties&quot;:{&quot;formattedCitation&quot;:&quot;BVerwG NJW 1991, 3293 (287).&quot;,&quot;plainCitation&quot;:&quot;BVerwG NJW 1991, 3293 (287).&quot;,&quot;noteIndex&quot;:7},&quot;citationItems&quot;:[{&quot;id&quot;:440,&quot;uris&quot;:[&quot;http://zotero.org/users/local/dAmgcOWk/items/ZTAH9HD8&quot;],&quot;itemData&quot;:{&quot;id&quot;:440,&quot;type&quot;:&quot;legal_case&quot;,&quot;abstract&quot;:&quot;1. Das Abstandsflächenrecht in § RHPFBAUO 1986 § 8 RhPfBauO 1986 stellt eine Regelung i. S. des Art. GG Artikel 14 GG Artikel 14 Absatz I 2 GG dar.\n    2. Die bauordnungsrechtliche Befreiungsvorschrift des § RHPFBAUO 1986 § 67 RHPFBAUO 1986 § 67 Absatz III Nr. 2 RhPfBauO 1986 (Härteklausel) ist vor dem Hintergrund der eigentumsrechtlichen Gewährleistung einerseits und der Sozialpflichtigkeit des Eigentums andererseits auszulegen. Sie ermöglicht es, die gem. Art. GG Artikel 14 GG Artikel 14 Absatz I 1 GG zu beachtenden Belange des Grundeigentümers, die öffentlichen Interessen an einer sozialgerechten Ordnung und die Belange Dritter im Einzelfall in einen angemessenen Ausgleich zu bringen.\n    3. Es kann eine “unbeabsichtigte Härte” im Sinne einer bauordnungsrechtlichen Befreiungsvorschrift darstellen, wenn geändertes (neues) Abstandsflächenrecht eine Nutzungsänderung eines in früherer Zeit legal errichteten Gebäudes verhindert.\n    4. Eine Auslegung, nach der eine bauordnungsrechtliche Befreiungsvorschrift nur bodenrechtliche, d. h. grundstücksbezogene Interessen des Grundeigentümers erfaßt, steht mit Art. GG Artikel 14 GG Artikel 14 Absatz I GG in Einklang.\n    5. Ein Bestandsschutz, soweit damit eine eigenständige Anspruchsgrundlage gemeint sein soll, besteht nicht, wenn eine gesetzliche Regelung i. S. des Art. GG Artikel 14 GG Artikel 14 Absatz I 2 GG vorhanden ist.&quot;,&quot;authority&quot;:&quot;BVerwG&quot;,&quot;container-title&quot;:&quot;NJW&quot;,&quot;note&quot;:&quot;jurisdiction: de&quot;,&quot;number&quot;:&quot;4 C 17/90&quot;,&quot;page&quot;:&quot;3293-3297&quot;,&quot;title&quot;:&quot;BVerwG, 16-05-1991 - 4 C 17/90 - Abstandsflächenrecht und Eigentumsgarantie  zur Fussnote †&quot;,&quot;title-short&quot;:&quot;Abstandsflächenrecht und Eigentumsgarantie  zur Fussnote †&quot;,&quot;URL&quot;:&quot;NJW&quot;,&quot;volume&quot;:&quot;1991&quot;,&quot;issued&quot;:{&quot;date-parts&quot;:[[&quot;1991&quot;,5,16]]}},&quot;suffix&quot;:&quot;(287)&quot;}],&quot;schema&quot;:&quot;https://github.com/citation-style-language/schema/raw/master/csl-citation.json&quot;} RNDbpnNvHROq2"/>BVerwG NJW 1991, 3293 (287).<text:reference-mark-end text:name="ZOTERO_ITEM CSL_CITATION {&quot;citationID&quot;:&quot;W713zdrU&quot;,&quot;properties&quot;:{&quot;formattedCitation&quot;:&quot;BVerwG NJW 1991, 3293 (287).&quot;,&quot;plainCitation&quot;:&quot;BVerwG NJW 1991, 3293 (287).&quot;,&quot;noteIndex&quot;:7},&quot;citationItems&quot;:[{&quot;id&quot;:440,&quot;uris&quot;:[&quot;http://zotero.org/users/local/dAmgcOWk/items/ZTAH9HD8&quot;],&quot;itemData&quot;:{&quot;id&quot;:440,&quot;type&quot;:&quot;legal_case&quot;,&quot;abstract&quot;:&quot;1. Das Abstandsflächenrecht in § RHPFBAUO 1986 § 8 RhPfBauO 1986 stellt eine Regelung i. S. des Art. GG Artikel 14 GG Artikel 14 Absatz I 2 GG dar.\n    2. Die bauordnungsrechtliche Befreiungsvorschrift des § RHPFBAUO 1986 § 67 RHPFBAUO 1986 § 67 Absatz III Nr. 2 RhPfBauO 1986 (Härteklausel) ist vor dem Hintergrund der eigentumsrechtlichen Gewährleistung einerseits und der Sozialpflichtigkeit des Eigentums andererseits auszulegen. Sie ermöglicht es, die gem. Art. GG Artikel 14 GG Artikel 14 Absatz I 1 GG zu beachtenden Belange des Grundeigentümers, die öffentlichen Interessen an einer sozialgerechten Ordnung und die Belange Dritter im Einzelfall in einen angemessenen Ausgleich zu bringen.\n    3. Es kann eine “unbeabsichtigte Härte” im Sinne einer bauordnungsrechtlichen Befreiungsvorschrift darstellen, wenn geändertes (neues) Abstandsflächenrecht eine Nutzungsänderung eines in früherer Zeit legal errichteten Gebäudes verhindert.\n    4. Eine Auslegung, nach der eine bauordnungsrechtliche Befreiungsvorschrift nur bodenrechtliche, d. h. grundstücksbezogene Interessen des Grundeigentümers erfaßt, steht mit Art. GG Artikel 14 GG Artikel 14 Absatz I GG in Einklang.\n    5. Ein Bestandsschutz, soweit damit eine eigenständige Anspruchsgrundlage gemeint sein soll, besteht nicht, wenn eine gesetzliche Regelung i. S. des Art. GG Artikel 14 GG Artikel 14 Absatz I 2 GG vorhanden ist.&quot;,&quot;authority&quot;:&quot;BVerwG&quot;,&quot;container-title&quot;:&quot;NJW&quot;,&quot;note&quot;:&quot;jurisdiction: de&quot;,&quot;number&quot;:&quot;4 C 17/90&quot;,&quot;page&quot;:&quot;3293-3297&quot;,&quot;title&quot;:&quot;BVerwG, 16-05-1991 - 4 C 17/90 - Abstandsflächenrecht und Eigentumsgarantie  zur Fussnote †&quot;,&quot;title-short&quot;:&quot;Abstandsflächenrecht und Eigentumsgarantie  zur Fussnote †&quot;,&quot;URL&quot;:&quot;NJW&quot;,&quot;volume&quot;:&quot;1991&quot;,&quot;issued&quot;:{&quot;date-parts&quot;:[[&quot;1991&quot;,5,16]]}},&quot;suffix&quot;:&quot;(287)&quot;}],&quot;schema&quot;:&quot;https://github.com/citation-style-language/schema/raw/master/csl-citation.json&quot;} RNDbpnNvHROq2"/></text:p></text:note-body></text:note></text:p>
      <text:p text:style-name="Text_20_body">Sonstiges Urteil<text:note text:id="ftn7" text:note-class="footnote"><text:note-citation>8</text:note-citation><text:note-body><text:p text:style-name="Footnote"><text:reference-mark-start text:name="ZOTERO_ITEM CSL_CITATION {&quot;citationID&quot;:&quot;FhJdGFfY&quot;,&quot;properties&quot;:{&quot;formattedCitation&quot;:&quot;BVerfG, 1 BvR 435/68.&quot;,&quot;plainCitation&quot;:&quot;BVerfG, 1 BvR 435/68.&quot;,&quot;noteIndex&quot;:8},&quot;citationItems&quot;:[{&quot;id&quot;:445,&quot;uris&quot;:[&quot;http://zotero.org/users/local/dAmgcOWk/items/J4AI46Z5&quot;],&quot;itemData&quot;:{&quot;id&quot;:445,&quot;type&quot;:&quot;legal_case&quot;,&quot;authority&quot;:&quot;BVerfG&quot;,&quot;note&quot;:&quot;jurisdiction: de\ngenre: Beschl.&quot;,&quot;number&quot;:&quot;1 BvR 435/68&quot;,&quot;title&quot;:&quot;BVerfG, 24.02.1971 - 1 BvR 435/68 - Mephisto&quot;,&quot;title-short&quot;:&quot;Mephisto&quot;,&quot;issued&quot;:{&quot;date-parts&quot;:[[&quot;1971&quot;,2,24]]}}}],&quot;schema&quot;:&quot;https://github.com/citation-style-language/schema/raw/master/csl-citation.json&quot;} RNDrlfYfoZYDr"/>BVerfG, 1 BvR 435/68.<text:reference-mark-end text:name="ZOTERO_ITEM CSL_CITATION {&quot;citationID&quot;:&quot;FhJdGFfY&quot;,&quot;properties&quot;:{&quot;formattedCitation&quot;:&quot;BVerfG, 1 BvR 435/68.&quot;,&quot;plainCitation&quot;:&quot;BVerfG, 1 BvR 435/68.&quot;,&quot;noteIndex&quot;:8},&quot;citationItems&quot;:[{&quot;id&quot;:445,&quot;uris&quot;:[&quot;http://zotero.org/users/local/dAmgcOWk/items/J4AI46Z5&quot;],&quot;itemData&quot;:{&quot;id&quot;:445,&quot;type&quot;:&quot;legal_case&quot;,&quot;authority&quot;:&quot;BVerfG&quot;,&quot;note&quot;:&quot;jurisdiction: de\ngenre: Beschl.&quot;,&quot;number&quot;:&quot;1 BvR 435/68&quot;,&quot;title&quot;:&quot;BVerfG, 24.02.1971 - 1 BvR 435/68 - Mephisto&quot;,&quot;title-short&quot;:&quot;Mephisto&quot;,&quot;issued&quot;:{&quot;date-parts&quot;:[[&quot;1971&quot;,2,24]]}}}],&quot;schema&quot;:&quot;https://github.com/citation-style-language/schema/raw/master/csl-citation.json&quot;} RNDrlfYfoZYDr"/></text:p></text:note-body></text:note></text:p>
      <text:list text:continue-numbering="true" text:style-name="Outline">
        <text:list-item>
          <text:list>
            <text:list-item>
              <text:h text:style-name="Heading_20_2" text:outline-level="2"><text:bookmark-start text:name="__RefHeading___Toc1045_2989795679"/><text:soft-page-break/>Webseiten<text:bookmark-end text:name="__RefHeading___Toc1045_2989795679"/></text:h>
            </text:list-item>
          </text:list>
        </text:list-item>
      </text:list>
      <text:p text:style-name="Text_20_body">Webseite ohne Autor</text:p>
      <text:p text:style-name="Text_20_body">Webseite mit Autor</text:p>
      <text:p text:style-name="Text_20_body">Webseite mit Autor folgend</text:p>
      <text:p text:style-name="Text_20_body">Internetquelle mit Literaturverzeichniseintra<text:span text:style-name="T7">g</text:span></text:p>
      <text:list text:continue-numbering="true" text:style-name="Outline">
        <text:list-item>
          <text:h text:style-name="P10" text:outline-level="1"><text:bookmark-start text:name="__RefHeading___Toc1047_2989795679"/>Literaturvezeichnis<text:bookmark-end text:name="__RefHeading___Toc1047_2989795679"/></text:h>
        </text:list-item>
      </text:list>
      <text:p text:style-name="Text_20_body"/>
      <text:p text:style-name="Bibliography_20_1"><text:span text:style-name="T8">Beulke, Werner/Satzger, Helmut/Wessels, Johannes</text:span>, Strafrecht Allgemeiner Teil: die Straftat und ihr Aufbau: Lehrbuch &amp; Entscheidungen, 52., neu bearbeitete Auflage, Heidelberg 2022 [zit.: <text:span text:style-name="T9">Beulke/Satzger/Wessels</text:span><text:span text:style-name="T10">, Strafrecht Allgemeiner Teil</text:span>].</text:p>
      <text:p text:style-name="Bibliography_20_1">O. V., Imaginäes Buch, 16., neu bearbeitete Auflage, München 2081 [zit.: <text:span text:style-name="T10">o. V., Imaginäes Buch</text:span>].</text:p>
      <text:p text:style-name="Bibliography_20_1"><text:span text:style-name="T8">Rengier, Rudolf</text:span>, Strafrecht Allgemeiner Teil, 16., neu bearbeitete Auflage, München 2024 [zit.: <text:span text:style-name="T9">Rengier</text:span><text:span text:style-name="T10">, Strafrecht Allgemeiner Teil</text:span>].</text:p>
      <text:p text:style-name="Bibliography_20_1"><text:span text:style-name="T8">Spitzlei, Thomas/Schneider, Dipl-Jur Alexander</text:span>Die Heranziehung der EMRK in der juristischen Fallbearbeitung nach dem Vorbild der Rechtsprechung – dargestellt am Beispiel der Rechtsprechung zum BeamtenstreikrechtJuristische Arbeitsblätter2019, 9[zit.: <text:span text:style-name="T8">Spitzlei/Schneider</text:span>, JA, 2019, <text:s/>9.</text:p>
      <text:p text:style-name="Bibliography_20_1"><text:span text:style-name="T8">Grüneberg, Christian u. a.</text:span>, Bürgerliches Gesetzbuch: mit Nebengesetzen: insbesondere mit Einführungsgesetz (Auszug) einschließlich Rom I-, Rom II- und Rom III-Verordnungen sowie EU-Güterrechtsverordnungen, Haager Unterhaltsprotokoll und EU-Erbrechtsverordnung, Allgemeines Gleichbehandlungsgesetz (Auszug), Wohn- und Betreuungsvertragsgesetz (GrünHome), Unterlassungsklagengesetz (GrünHome), Produkthaftungsgesetz, Erbbaurechtsgesetz, Wohnungseigentumsgesetz, Versorgungsausgleichsgesetz, Lebenspartnerschaftsgesetz (GrünHome), Gewaltschutzgesetz, 83., neubearbeitete Auflage, München 2024 [zit.: <text:span text:style-name="T9">Grüneberg u. a.</text:span><text:span text:style-name="T10">, Bürgerliches Gesetzbuch</text:span>].</text:p>
      <text:list text:continue-numbering="true" text:style-name="Outline">
        <text:list-item>
          <text:h text:style-name="P10" text:outline-level="1"><text:bookmark-start text:name="__RefHeading___Toc1049_2989795679"/>Erläuterung<text:bookmark-end text:name="__RefHeading___Toc1049_2989795679"/></text:h>
          <text:list>
            <text:list-item>
              <text:h text:style-name="P11" text:outline-level="2"><text:bookmark-start text:name="__RefHeading___Toc1035_2989795679 Kopie 1"/>Monographien<text:bookmark-end text:name="__RefHeading___Toc1035_2989795679 Kopie 1"/></text:h>
            </text:list-item>
            <text:list-item>
              <text:h text:style-name="P11" text:outline-level="2"><text:bookmark-start text:name="__RefHeading___Toc1037_2989795679 Kopie 1"/>Zeitschriften<text:bookmark-end text:name="__RefHeading___Toc1037_2989795679 Kopie 1"/></text:h>
            </text:list-item>
            <text:list-item>
              <text:h text:style-name="P11" text:outline-level="2"><text:bookmark-start text:name="__RefHeading___Toc1039_2989795679 Kopie 1"/>Beiträge in Sammelwerken<text:bookmark-end text:name="__RefHeading___Toc1039_2989795679 Kopie 1"/></text:h>
            </text:list-item>
            <text:list-item>
              <text:h text:style-name="P11" text:outline-level="2"><text:bookmark-start text:name="__RefHeading___Toc1041_2989795679 Kopie 1"/>Kommentare<text:bookmark-end text:name="__RefHeading___Toc1041_2989795679 Kopie 1"/></text:h>
            </text:list-item>
            <text:list-item>
              <text:h text:style-name="P12" text:outline-level="2"><text:bookmark-start text:name="__RefHeading___Toc1043_2989795679 Kopie 1"/>Urteile<text:bookmark-end text:name="__RefHeading___Toc1043_2989795679 Kopie 1"/></text:h>
            </text:list-item>
            <text:list-item>
              <text:h text:style-name="P12" text:outline-level="2"><text:bookmark-start text:name="__RefHeading___Toc1045_2989795679 Kopie 1"/>Webseiten<text:bookmark-end text:name="__RefHeading___Toc1045_2989795679 Kopie 1"/></text:h>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text:start-value="0">
        <style:list-level-properties text:list-level-position-and-space-mode="label-alignment">
          <style:list-level-label-alignment text:label-followed-by="listtab"/>
        </style:list-level-properties>
      </text:outline-level-style>
      <text:outline-level-style text:level="2" loext:num-list-format="%2%." style:num-suffix="." style:num-format="A">
        <style:list-level-properties text:list-level-position-and-space-mode="label-alignment">
          <style:list-level-label-alignment text:label-followed-by="space"/>
        </style:list-level-properties>
      </text:outline-level-style>
      <text:outline-level-style text:level="3" loext:num-list-format="%3%." style:num-suffix="." style:num-format="I">
        <style:list-level-properties text:list-level-position-and-space-mode="label-alignment">
          <style:list-level-label-alignment text:label-followed-by="space"/>
        </style:list-level-properties>
      </text:outline-level-style>
      <text:outline-level-style text:level="4" loext:num-list-format="%4%." style:num-suffix="." style:num-format="1">
        <style:list-level-properties text:list-level-position-and-space-mode="label-alignment">
          <style:list-level-label-alignment text:label-followed-by="space"/>
        </style:list-level-properties>
      </text:outline-level-style>
      <text:outline-level-style text:level="5" loext:num-list-format="%5%)" style:num-suffix=")" style:num-format="a" style:num-letter-sync="true">
        <style:list-level-properties text:list-level-position-and-space-mode="label-alignment">
          <style:list-level-label-alignment text:label-followed-by="space"/>
        </style:list-level-properties>
      </text:outline-level-style>
      <text:outline-level-style text:level="6" loext:num-list-format="%6%)" style:num-suffix=")" style:num-format="a" style:num-letter-sync="true" text:start-value="27">
        <style:list-level-properties text:list-level-position-and-space-mode="label-alignment">
          <style:list-level-label-alignment text:label-followed-by="space"/>
        </style:list-level-properties>
      </text:outline-level-style>
      <text:outline-level-style text:level="7" loext:num-list-format="(%7%)" style:num-prefix="(" style:num-suffix=")" style:num-format="1">
        <style:list-level-properties text:list-level-position-and-space-mode="label-alignment">
          <style:list-level-label-alignment text:label-followed-by="space"/>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space"/>
        </style:list-level-properties>
      </text:outline-level-style>
      <text:outline-level-style text:level="9" loext:num-list-format="(%9%)" style:num-prefix="(" style:num-suffix=")" style:num-format="a" style:num-letter-sync="true" text:start-value="27">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22:55:51.531221416</meta:creation-date>
    <dc:title>Simple</dc:title>
    <meta:generator>LibreOffice/24.8.3.2$Linux_X86_64 LibreOffice_project/480$Build-2</meta:generator>
    <meta:editing-duration>PT25M13S</meta:editing-duration>
    <meta:editing-cycles>11</meta:editing-cycles>
    <dc:date>2024-12-05T23:31:26.618451179</dc:date>
    <meta:document-statistic meta:table-count="0" meta:image-count="0" meta:object-count="0" meta:page-count="5" meta:paragraph-count="56" meta:word-count="323" meta:character-count="2686" meta:non-whitespace-character-count="2423"/>
    <meta:user-defined meta:name="ZOTERO_PREF_1">&lt;data data-version="3" zotero-version="7.0.10"&gt;&lt;session id="kydOXyF8"/&gt;&lt;style id="http://www.zotero.org/styles/juristische-zitierweise" hasBibliography="1" bibliographyStyleHasBeenSet="1"/&gt;&lt;prefs&gt;&lt;pref name="noteType" value="1"/&gt;&lt;pref name="fieldType" val</meta:user-defined>
    <meta:user-defined meta:name="ZOTERO_PREF_2">ue="ReferenceMark"/&gt;&lt;/prefs&gt;&lt;/data&gt;</meta:user-defined>
  </office:meta>
</office:document-meta>
</file>